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eft stripe bound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= mx+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hift</text:p>
          </table:table-cell>
          <table:table-cell/>
          <table:table-cell office:value-type="string" calcext:value-type="string">
            <text:p>axialRotation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]/[.C7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/[.C8]"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/[.C9]" office:value-type="float" office:value="0.0571428571428571" calcext:value-type="float">
            <text:p>0.05714285714285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0]/[.C10]" office:value-type="float" office:value="0.0666666666666667" calcext:value-type="float">
            <text:p>0.06666666666666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/[.C11]" office:value-type="float" office:value="0.08" calcext:value-type="float">
            <text:p>0.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2]/[.C12]" office:value-type="float" office:value="0.0833333333333333" calcext:value-type="float">
            <text:p>0.08333333333333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3]/[.C13]" office:value-type="float" office:value="0.0857142857142857" calcext:value-type="float">
            <text:p>0.08571428571428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formula="of:=([.B19]-[.B18])/([.C19]-[.C18])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formula="of:=([.B24]-[.B23])/([.C24]-[.C23])" office:value-type="float" office:value="0.1125" calcext:value-type="float">
            <text:p>0.1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2:39:57.157862003</meta:creation-date>
    <dc:date>2022-12-01T10:37:59.190900793</dc:date>
    <meta:editing-duration>P0D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